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a baja - Intel<text:line-break/>- Procesador: Core i3 7100 <text:line-break/>- Placa madre: Gigabyte GA-B250M-DS3H Micro ATX LGA1151 Motherboard<text:line-break/>- Memoria principal: Corsair Vengeance LPX 8 GB (1 x 8 GB) DDR4-2400 CL16 Memory<text:line-break/>- Memoria secundaria: Samsung 970 Evo Plus 1 TB M.2-2280 NVME Solid State Drive<text:line-break/><text:line-break/>Gama baja - AMD<text:line-break/>- Procesador: AMD Ryzen 3 2200G.<text:line-break/>- Placa madre: Asus ROG STRIX B450-F GAMING II ATX AM4 Motherboard<text:line-break/>- Memoria principal: Corsair Vengeance LPX 8 GB (1 x 8 GB) DDR4-3000 CL16 Memory<text:line-break/>- Memoria secundaria: Samsung 970 Evo Plus 1 TB M.2-2280 NVME Solid State Drive<text:line-break/><text:line-break/>Gama baja - Intel (Propia)<text:line-break/>- Procesador: Intel Core i3-9100F 3.6 GHz Quad-Core Processor<text:line-break/>- Placa madre: MSI Z390-A PRO ATX LGA1151 Motherboard<text:line-break/>- Memoria principal: G.Skill Aegis 8 GB (2 x 4 GB) DDR4-2400 CL17 Memory<text:line-break/>- Memoria secundaria: Crucial P2 1 TB M.2-2280 NVME Solid State Drive <text:line-break/><text:line-break/>Gama media - Intel<text:line-break/>- Procesador: Intel Core i9-12900K 3.2 GHz 16-Core Processor<text:line-break/>- Placa madre: MSI MAG B660 TOMAHAWK WIFI DDR4 ATX LGA1700 Motherboard<text:line-break/>- Memoria principal: Corsair Vengeance LPX 16 GB (2 x 8 GB) DDR4-3200 CL16 Memory<text:line-break/>- Memoria secundaria: Samsung 970 Evo Plus 1 TB M.2-2280 NVME Solid State Drive<text:line-break/>- GPU: MSI GeForce GT 1030 DDR4 2 GB Video Card<text:line-break/><text:line-break/>Gama media - AMD<text:line-break/><text:line-break/>- Procesador: AMD Ryzen 7 3700X 3.6 GHz 8-Core Processor<text:line-break/>- Placa madre: A320M Asrock<text:line-break/>- Memoria principal: Corsair Vengeance RGB Pro 16 GB (2 x 8 GB) DDR4-3200 CL16 Memory<text:line-break/>- Memoria secundaria: Samsung 980 Pro 2 TB M.2-2280 NVME Solid State Drive<text:line-break/>- GPU: MSI GeForce RTX 3060 12 GB VENTUS 2X Video Card<text:line-break/><text:line-break/>Gama media - Intel (Propia)<text:line-break/>- Procesador: Intel Core i9-12900K 3.2 GHz 16-Core Processor<text:line-break/>- Placa madre: Asus ROG STRIX Z690-A GAMING WIFI D4 ATX LGA1700 Motherboard<text:line-break/>- Memoria principal: Corsair Vengeance LPX 16 GB (2 x 8 GB) DDR4-3200 CL16 Memory<text:line-break/>- Memoria secundaria: Kingston NV1 1 TB M.2-2280 NVME Solid State Drive<text:line-break/>- GPU: MSI GeForce GTX 1660 SUPER 6 GB VENTUS XS OC Video Card<text:line-break/><text:line-break/>Gama alta - Intel<text:line-break/>- Procesador: Intel Core i7 - 10700<text:line-break/>- Placa madre: Asus ROG STRIX Z590-A GAMING WIFI ATX LGA1200 Motherboard<text:line-break/>- Memoria principal: Corsair Vengeance RGB Pro 32 GB (2 x 16 GB) DDR4-3200 CL16 Memory<text:line-break/>- Memoria secundaria: Samsung 970 Evo Plus 1 TB M.2-2280 NVME Solid State Drive<text:line-break/>- GPU: EVGA GeForce RTX 3080 Ti 12 GB FTW3 ULTRA GAMING LE iCX3 Video Card<text:line-break/><text:line-break/>Gama alta - AMD<text:line-break/>- Procesador: AMD Ryzen 7 3800xt<text:line-break/>- Placa madre: Asus ROG STRIX B550-F GAMING (WI-FI) ATX AM4 Motherboard<text:line-break/>- Memoria principal: Corsair Vengeance RGB Pro 32 GB (2 x 16 GB) DDR4-3600 CL18 Memory<text:line-break/>- Memoria secundaria: Samsung 970 Evo Plus 2 TB M.2-2280 NVME Solid State Drive<text:line-break/><text:soft-page-break/>- GPU: MSI GeForce RTX 3080 12GB LHR 12 GB VENTUS 3X PLUS OC Video Card<text:line-break/><text:line-break/>Gama alta - Intel (Propia)<text:line-break/>- Procesador: Intel Core i9-12900K 3.2 GHz 16-Core Processor<text:line-break/>- Placa madre: Asus ROG MAXIMUS Z690 APEX ATX LGA1700 Motherboard<text:line-break/>- Memoria principal: G.Skill Trident Z5 RGB 32 GB (2 x 16 GB) DDR5-5600 CL40 Memory<text:line-break/>- Memoria secundaria: Samsung MZ-75E4T0B 4 TB 2.5" Solid State Drive<text:line-break/>- GPU: NVIDIA TITAN RTX 24 GB Video C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1S</meta:editing-duration>
    <meta:editing-cycles>3</meta:editing-cycles>
    <meta:generator>OpenOffice/4.1.5$Win32 OpenOffice.org_project/415m1$Build-9789</meta:generator>
    <dc:date>2022-08-22T20:19:01.89</dc:date>
    <meta:document-statistic meta:table-count="0" meta:image-count="0" meta:object-count="0" meta:page-count="2" meta:paragraph-count="1" meta:word-count="538" meta:character-count="2985"/>
    <dc:creator>Leandro Sinich</dc:creator>
    <meta:user-defined meta:name="Info 1"/>
    <meta:user-defined meta:name="Info 2"/>
    <meta:user-defined meta:name="Info 3"/>
    <meta:user-defined meta:name="Info 4"/>
  </office:meta>
</office:document-meta>
</file>